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2023-01-08 18:13: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15</text:p>
          </table:table-cell>
          <table:table-cell office:value-type="float" office:value="10.56605" calcext:value-type="float">
            <text:p>10,56605</text:p>
          </table:table-cell>
        </table:table-row>
        <table:table-row table:style-name="ro1">
          <table:table-cell office:value-type="string" calcext:value-type="string">
            <text:p>2023-01-08 18:13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13</text:p>
          </table:table-cell>
          <table:table-cell office:value-type="float" office:value="0.000825" calcext:value-type="float">
            <text:p>0,000825</text:p>
          </table:table-cell>
        </table:table-row>
        <table:table-row table:style-name="ro1">
          <table:table-cell office:value-type="string" calcext:value-type="string">
            <text:p>2023-01-08 18:13:12</text:p>
          </table:table-cell>
          <table:table-cell office:value-type="float" office:value="22.48743" calcext:value-type="float">
            <text:p>22,48743</text:p>
          </table:table-cell>
        </table:table-row>
        <table:table-row table:style-name="ro1">
          <table:table-cell office:value-type="string" calcext:value-type="string">
            <text:p>2023-01-08 18:13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09</text:p>
          </table:table-cell>
          <table:table-cell office:value-type="float" office:value="0.0007" calcext:value-type="float">
            <text:p>0,0007</text:p>
          </table:table-cell>
        </table:table-row>
        <table:table-row table:style-name="ro1">
          <table:table-cell office:value-type="string" calcext:value-type="string">
            <text:p>2023-01-08 18:13:08</text:p>
          </table:table-cell>
          <table:table-cell office:value-type="float" office:value="11.126175" calcext:value-type="float">
            <text:p>11,126175</text:p>
          </table:table-cell>
        </table:table-row>
        <table:table-row table:style-name="ro1">
          <table:table-cell office:value-type="string" calcext:value-type="string">
            <text:p>2023-01-08 18:13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05</text:p>
          </table:table-cell>
          <table:table-cell office:value-type="float" office:value="0.0007" calcext:value-type="float">
            <text:p>0,0007</text:p>
          </table:table-cell>
        </table:table-row>
        <table:table-row table:style-name="ro1">
          <table:table-cell office:value-type="string" calcext:value-type="string">
            <text:p>2023-01-08 18:13:04</text:p>
          </table:table-cell>
          <table:table-cell office:value-type="float" office:value="9.639925" calcext:value-type="float">
            <text:p>9,639925</text:p>
          </table:table-cell>
        </table:table-row>
        <table:table-row table:style-name="ro1">
          <table:table-cell office:value-type="string" calcext:value-type="string">
            <text:p>2023-01-08 18:13:03</text:p>
          </table:table-cell>
          <table:table-cell office:value-type="float" office:value="0.83945" calcext:value-type="float">
            <text:p>0,83945</text:p>
          </table:table-cell>
        </table:table-row>
        <table:table-row table:style-name="ro1">
          <table:table-cell office:value-type="string" calcext:value-type="string">
            <text:p>2023-01-08 18:13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3:01</text:p>
          </table:table-cell>
          <table:table-cell office:value-type="float" office:value="0.000675" calcext:value-type="float">
            <text:p>0,000675</text:p>
          </table:table-cell>
        </table:table-row>
        <table:table-row table:style-name="ro1">
          <table:table-cell office:value-type="string" calcext:value-type="string">
            <text:p>2023-01-08 18:13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59</text:p>
          </table:table-cell>
          <table:table-cell office:value-type="float" office:value="12.245975" calcext:value-type="float">
            <text:p>12,245975</text:p>
          </table:table-cell>
        </table:table-row>
        <table:table-row table:style-name="ro1">
          <table:table-cell office:value-type="string" calcext:value-type="string">
            <text:p>2023-01-08 18:12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56</text:p>
          </table:table-cell>
          <table:table-cell office:value-type="float" office:value="0.000825" calcext:value-type="float">
            <text:p>0,000825</text:p>
          </table:table-cell>
        </table:table-row>
        <table:table-row table:style-name="ro1">
          <table:table-cell office:value-type="string" calcext:value-type="string">
            <text:p>2023-01-08 18:12:55</text:p>
          </table:table-cell>
          <table:table-cell office:value-type="float" office:value="8.1668" calcext:value-type="float">
            <text:p>8,1668</text:p>
          </table:table-cell>
        </table:table-row>
        <table:table-row table:style-name="ro1">
          <table:table-cell office:value-type="string" calcext:value-type="string">
            <text:p>2023-01-08 18:12:54</text:p>
          </table:table-cell>
          <table:table-cell office:value-type="float" office:value="5.085775" calcext:value-type="float">
            <text:p>5,085775</text:p>
          </table:table-cell>
        </table:table-row>
        <table:table-row table:style-name="ro1">
          <table:table-cell office:value-type="string" calcext:value-type="string">
            <text:p>2023-01-08 18:12: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52</text:p>
          </table:table-cell>
          <table:table-cell office:value-type="float" office:value="0.000775" calcext:value-type="float">
            <text:p>0,000775</text:p>
          </table:table-cell>
        </table:table-row>
        <table:table-row table:style-name="ro1">
          <table:table-cell office:value-type="string" calcext:value-type="string">
            <text:p>2023-01-08 18:12:51</text:p>
          </table:table-cell>
          <table:table-cell office:value-type="float" office:value="5.5018" calcext:value-type="float">
            <text:p>5,5018</text:p>
          </table:table-cell>
        </table:table-row>
        <table:table-row table:style-name="ro1">
          <table:table-cell office:value-type="string" calcext:value-type="string">
            <text:p>2023-01-08 18:12:50</text:p>
          </table:table-cell>
          <table:table-cell office:value-type="float" office:value="6.4625" calcext:value-type="float">
            <text:p>6,4625</text:p>
          </table:table-cell>
        </table:table-row>
        <table:table-row table:style-name="ro1">
          <table:table-cell office:value-type="string" calcext:value-type="string">
            <text:p>2023-01-08 18:12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48</text:p>
          </table:table-cell>
          <table:table-cell office:value-type="float" office:value="0.000775" calcext:value-type="float">
            <text:p>0,000775</text:p>
          </table:table-cell>
        </table:table-row>
        <table:table-row table:style-name="ro1">
          <table:table-cell office:value-type="string" calcext:value-type="string">
            <text:p>2023-01-08 18:12:47</text:p>
          </table:table-cell>
          <table:table-cell office:value-type="float" office:value="12.37075" calcext:value-type="float">
            <text:p>12,37075</text:p>
          </table:table-cell>
        </table:table-row>
        <table:table-row table:style-name="ro1">
          <table:table-cell office:value-type="string" calcext:value-type="string">
            <text:p>2023-01-08 18:12:46</text:p>
          </table:table-cell>
          <table:table-cell office:value-type="float" office:value="0.000725" calcext:value-type="float">
            <text:p>0,000725</text:p>
          </table:table-cell>
        </table:table-row>
        <table:table-row table:style-name="ro1">
          <table:table-cell office:value-type="string" calcext:value-type="string">
            <text:p>2023-01-08 18:12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43</text:p>
          </table:table-cell>
          <table:table-cell office:value-type="float" office:value="12.232375" calcext:value-type="float">
            <text:p>12,232375</text:p>
          </table:table-cell>
        </table:table-row>
        <table:table-row table:style-name="ro1">
          <table:table-cell office:value-type="string" calcext:value-type="string">
            <text:p>2023-01-08 18:12:42</text:p>
          </table:table-cell>
          <table:table-cell office:value-type="float" office:value="0.000725" calcext:value-type="float">
            <text:p>0,000725</text:p>
          </table:table-cell>
        </table:table-row>
        <table:table-row table:style-name="ro1">
          <table:table-cell office:value-type="string" calcext:value-type="string">
            <text:p>2023-01-08 18:12: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40</text:p>
          </table:table-cell>
          <table:table-cell office:value-type="float" office:value="10.43695" calcext:value-type="float">
            <text:p>10,43695</text:p>
          </table:table-cell>
        </table:table-row>
        <table:table-row table:style-name="ro1">
          <table:table-cell office:value-type="string" calcext:value-type="string">
            <text:p>2023-01-08 18:12: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38</text:p>
          </table:table-cell>
          <table:table-cell office:value-type="float" office:value="0.000775" calcext:value-type="float">
            <text:p>0,000775</text:p>
          </table:table-cell>
        </table:table-row>
        <table:table-row table:style-name="ro1">
          <table:table-cell office:value-type="string" calcext:value-type="string">
            <text:p>2023-01-08 18:12:37</text:p>
          </table:table-cell>
          <table:table-cell office:value-type="float" office:value="8.45925" calcext:value-type="float">
            <text:p>8,45925</text:p>
          </table:table-cell>
        </table:table-row>
        <table:table-row table:style-name="ro1">
          <table:table-cell office:value-type="string" calcext:value-type="string">
            <text:p>2023-01-08 18:12:36</text:p>
          </table:table-cell>
          <table:table-cell office:value-type="float" office:value="3.17125" calcext:value-type="float">
            <text:p>3,17125</text:p>
          </table:table-cell>
        </table:table-row>
        <table:table-row table:style-name="ro1">
          <table:table-cell office:value-type="string" calcext:value-type="string">
            <text:p>2023-01-08 18:12:35</text:p>
          </table:table-cell>
          <table:table-cell office:value-type="float" office:value="0.00165" calcext:value-type="float">
            <text:p>0,00165</text:p>
          </table:table-cell>
        </table:table-row>
        <table:table-row table:style-name="ro1">
          <table:table-cell office:value-type="string" calcext:value-type="string">
            <text:p>2023-01-08 18:12:34</text:p>
          </table:table-cell>
          <table:table-cell office:value-type="float" office:value="0.00575" calcext:value-type="float">
            <text:p>0,00575</text:p>
          </table:table-cell>
        </table:table-row>
        <table:table-row table:style-name="ro1">
          <table:table-cell office:value-type="string" calcext:value-type="string">
            <text:p>2023-01-08 18:12: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25</text:p>
          </table:table-cell>
          <table:table-cell office:value-type="float" office:value="0.003225" calcext:value-type="float">
            <text:p>0,003225</text:p>
          </table:table-cell>
        </table:table-row>
        <table:table-row table:style-name="ro1">
          <table:table-cell office:value-type="string" calcext:value-type="string">
            <text:p>2023-01-08 18:12:24</text:p>
          </table:table-cell>
          <table:table-cell office:value-type="float" office:value="0.00495" calcext:value-type="float">
            <text:p>0,00495</text:p>
          </table:table-cell>
        </table:table-row>
        <table:table-row table:style-name="ro1">
          <table:table-cell office:value-type="string" calcext:value-type="string">
            <text:p>2023-01-08 18:12:23</text:p>
          </table:table-cell>
          <table:table-cell office:value-type="float" office:value="0.017175" calcext:value-type="float">
            <text:p>0,017175</text:p>
          </table:table-cell>
        </table:table-row>
        <table:table-row table:style-name="ro1">
          <table:table-cell office:value-type="string" calcext:value-type="string">
            <text:p>2023-01-08 18:12:22</text:p>
          </table:table-cell>
          <table:table-cell office:value-type="float" office:value="0.0021" calcext:value-type="float">
            <text:p>0,0021</text:p>
          </table:table-cell>
        </table:table-row>
        <table:table-row table:style-name="ro1">
          <table:table-cell office:value-type="string" calcext:value-type="string">
            <text:p>2023-01-08 18:12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1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1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1: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1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1: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1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1: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1: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1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1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1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1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1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1: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1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1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1:4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/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 office:value-type="string" calcext:value-type="string">
            <text:p>avg of all data</text:p>
          </table:table-cell>
          <table:table-cell office:value-type="string" calcext:value-type="string">
            <text:p>avg of testdata</text:p>
          </table:table-cell>
          <table:table-cell/>
          <table:table-cell office:value-type="string" calcext:value-type="string">
            <text:p>time taken</text:p>
          </table:table-cell>
        </table:table-row>
        <table:table-row table:style-name="ro1">
          <table:table-cell office:value-type="float" office:value="10.43695" calcext:value-type="float">
            <text:p>10,43695</text:p>
          </table:table-cell>
          <table:table-cell office:value-type="float" office:value="12.232375" calcext:value-type="float">
            <text:p>12,232375</text:p>
          </table:table-cell>
          <table:table-cell office:value-type="float" office:value="12.37075" calcext:value-type="float">
            <text:p>12,37075</text:p>
          </table:table-cell>
          <table:table-cell office:value-type="float" office:value="5.5018" calcext:value-type="float">
            <text:p>5,5018</text:p>
          </table:table-cell>
          <table:table-cell office:value-type="float" office:value="8.1668" calcext:value-type="float">
            <text:p>8,1668</text:p>
          </table:table-cell>
          <table:table-cell office:value-type="float" office:value="12.245975" calcext:value-type="float">
            <text:p>12,245975</text:p>
          </table:table-cell>
          <table:table-cell office:value-type="float" office:value="9.639925" calcext:value-type="float">
            <text:p>9,639925</text:p>
          </table:table-cell>
          <table:table-cell office:value-type="float" office:value="11.126175" calcext:value-type="float">
            <text:p>11,126175</text:p>
          </table:table-cell>
          <table:table-cell office:value-type="float" office:value="22.48743" calcext:value-type="float">
            <text:p>22,48743</text:p>
          </table:table-cell>
          <table:table-cell office:value-type="float" office:value="10.56605" calcext:value-type="float">
            <text:p>10,56605</text:p>
          </table:table-cell>
          <table:table-cell/>
          <table:table-cell table:formula="of:=AVERAGE([.A13];[.B13];[.C13];[.D13];[.E13];[.F13];[.G13];[.H13];[.I13];[.J13])" office:value-type="float" office:value="11.573493" calcext:value-type="float">
            <text:p>11,573493</text:p>
          </table:table-cell>
          <table:table-cell table:formula="of:=MAX([Sheet1.B:.B])" office:value-type="float" office:value="22.48743" calcext:value-type="float">
            <text:p>22,48743</text:p>
          </table:table-cell>
          <table:table-cell table:formula="of:=AVERAGEIF([$Sheet1.B2:.B98];&quot;&gt;1&quot;)" office:value-type="float" office:value="9.85378607142857" calcext:value-type="float">
            <text:p>9,85378607142857</text:p>
          </table:table-cell>
          <table:table-cell table:formula="of:=AVERAGE([.A2:.J7])" office:value-type="float" office:value="10.5268754166667" calcext:value-type="float">
            <text:p>10,5268754166667</text:p>
          </table:table-cell>
          <table:table-cell/>
          <table:table-cell office:value-type="string" calcext:value-type="string">
            <text:p>1s</text:p>
          </table:table-cell>
        </table:table-row>
        <table:table-row table:style-name="ro1">
          <table:table-cell table:number-columns-repeated="3"/>
          <table:table-cell office:value-type="float" office:value="6.4625" calcext:value-type="float">
            <text:p>6,4625</text:p>
          </table:table-cell>
          <table:table-cell office:value-type="float" office:value="5.085775" calcext:value-type="float">
            <text:p>5,085775</text:p>
          </table:table-cell>
          <table:table-cell table:number-columns-repeated="12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0"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table:formula="of:=AVERAGE([.A2:.A5])" office:value-type="float" office:value="10.43695" calcext:value-type="float">
            <text:p>10,43695</text:p>
          </table:table-cell>
          <table:table-cell table:formula="of:=AVERAGE([.B2:.B5])" office:value-type="float" office:value="12.232375" calcext:value-type="float">
            <text:p>12,232375</text:p>
          </table:table-cell>
          <table:table-cell table:formula="of:=AVERAGE([.C2:.C5])" office:value-type="float" office:value="12.37075" calcext:value-type="float">
            <text:p>12,37075</text:p>
          </table:table-cell>
          <table:table-cell table:formula="of:=AVERAGE([.D2:.D5])" office:value-type="float" office:value="5.98215" calcext:value-type="float">
            <text:p>5,98215</text:p>
          </table:table-cell>
          <table:table-cell table:formula="of:=AVERAGE([.E2:.E5])" office:value-type="float" office:value="6.6262875" calcext:value-type="float">
            <text:p>6,6262875</text:p>
          </table:table-cell>
          <table:table-cell table:formula="of:=AVERAGE([.F2:.F5])" office:value-type="float" office:value="12.245975" calcext:value-type="float">
            <text:p>12,245975</text:p>
          </table:table-cell>
          <table:table-cell table:formula="of:=AVERAGE([.G2:.G5])" office:value-type="float" office:value="9.639925" calcext:value-type="float">
            <text:p>9,639925</text:p>
          </table:table-cell>
          <table:table-cell table:formula="of:=AVERAGE([.H2:.H5])" office:value-type="float" office:value="11.126175" calcext:value-type="float">
            <text:p>11,126175</text:p>
          </table:table-cell>
          <table:table-cell table:formula="of:=AVERAGE([.I2:.I5])" office:value-type="float" office:value="22.48743" calcext:value-type="float">
            <text:p>22,48743</text:p>
          </table:table-cell>
          <table:table-cell table:formula="of:=AVERAGE([.J2:.J5])" office:value-type="float" office:value="10.56605" calcext:value-type="float">
            <text:p>10,56605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 office:value-type="string" calcext:value-type="string">
            <text:p>Peak</text:p>
          </table:table-cell>
          <table:table-cell table:number-columns-repeated="7"/>
        </table:table-row>
        <table:table-row table:style-name="ro1">
          <table:table-cell table:formula="of:=MAX([.A2:.A5])" office:value-type="float" office:value="10.43695" calcext:value-type="float">
            <text:p>10,43695</text:p>
          </table:table-cell>
          <table:table-cell table:formula="of:=MAX([.B2:.B5])" office:value-type="float" office:value="12.232375" calcext:value-type="float">
            <text:p>12,232375</text:p>
          </table:table-cell>
          <table:table-cell table:formula="of:=MAX([.C2:.C5])" office:value-type="float" office:value="12.37075" calcext:value-type="float">
            <text:p>12,37075</text:p>
          </table:table-cell>
          <table:table-cell table:formula="of:=MAX([.D2:.D5])" office:value-type="float" office:value="6.4625" calcext:value-type="float">
            <text:p>6,4625</text:p>
          </table:table-cell>
          <table:table-cell table:formula="of:=MAX([.E2:.E5])" office:value-type="float" office:value="8.1668" calcext:value-type="float">
            <text:p>8,1668</text:p>
          </table:table-cell>
          <table:table-cell table:formula="of:=MAX([.F2:.F5])" office:value-type="float" office:value="12.245975" calcext:value-type="float">
            <text:p>12,245975</text:p>
          </table:table-cell>
          <table:table-cell table:formula="of:=MAX([.G2:.G5])" office:value-type="float" office:value="9.639925" calcext:value-type="float">
            <text:p>9,639925</text:p>
          </table:table-cell>
          <table:table-cell table:formula="of:=MAX([.H2:.H5])" office:value-type="float" office:value="11.126175" calcext:value-type="float">
            <text:p>11,126175</text:p>
          </table:table-cell>
          <table:table-cell table:formula="of:=MAX([.I2:.I5])" office:value-type="float" office:value="22.48743" calcext:value-type="float">
            <text:p>22,48743</text:p>
          </table:table-cell>
          <table:table-cell table:formula="of:=MAX([.J2:.J5])" office:value-type="float" office:value="10.56605" calcext:value-type="float">
            <text:p>10,5660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0" number:min-decimal-places="0" number:min-integer-digits="7" number:grouping="true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0:03:21.427655335</meta:creation-date>
    <dc:date>2023-01-09T20:06:50.746067624</dc:date>
    <meta:editing-duration>PT3M30S</meta:editing-duration>
    <meta:editing-cycles>1</meta:editing-cycles>
    <meta:document-statistic meta:table-count="2" meta:cell-count="314" meta:object-count="0"/>
    <meta:generator>LibreOffice/7.4.3.2$Linux_X86_64 LibreOffice_project/40$Build-2</meta:generator>
  </office:meta>
</office:document-meta>
</file>